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672000004FA94502DEE.png"/>
  <manifest:file-entry manifest:media-type="image/jpeg" manifest:full-path="Pictures/1000000000000672000004FBB0B729E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00%" style:font-relief="non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5.326cm" svg:height="11.467cm" svg:x="23.174cm" svg:y="5.5cm">
          <text:p text:style-name="P1"><text:span text:style-name="T1">A Dispersion Compensator</text:span></text:p>
          <text:p text:style-name="P1"><text:span text:style-name="T1"><text:s/></text:span><text:span text:style-name="T1">for Pulsed Electron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3" draw:layer="layout" svg:width="27.941cm" svg:height="21.573cm" svg:x="4cm" svg:y="22.5cm">
          <draw:image xlink:href="Pictures/1000000000000672000004FA94502DEE.png" xlink:type="simple" xlink:show="embed" xlink:actuate="onLoad">
            <text:p/>
          </draw:image>
        </draw:frame>
        <draw:frame draw:style-name="gr2" draw:text-style-name="P3" draw:layer="layout" svg:width="27.939cm" svg:height="21.589cm" svg:x="4.5cm" svg:y="50.5cm">
          <draw:image xlink:href="Pictures/1000000000000672000004FBB0B729E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27cm" fo:margin-left="1cm" fo:margin-right="1cm" fo:page-width="101.6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Peter </meta:initial-creator>
    <meta:creation-date>2011-04-09T22:38:10</meta:creation-date>
    <dc:date>2011-04-10T00:45:45</dc:date>
    <dc:creator>Peter </dc:creator>
    <meta:editing-duration>PT01H13M32S</meta:editing-duration>
    <meta:editing-cycles>2</meta:editing-cycles>
    <meta:generator>OpenOffice.org/3.2$Unix OpenOffice.org_project/320m19$Build-9505</meta:generator>
    <meta:document-statistic meta:object-count="3"/>
  </office:meta>
</office:document-meta>
</file>